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14cm" svg:height="1.826cm" svg:x="3.3cm" svg:y="1.074cm">
          <draw:text-box>
            <text:p text:style-name="P1"><text:span text:style-name="T1">Portal edukacyjny</text:span></text:p>
          </draw:text-box>
        </draw:frame>
        <draw:custom-shape draw:style-name="gr2" draw:text-style-name="P2" xml:id="id1" draw:id="id1" draw:layer="layout" svg:width="6.9cm" svg:height="2.3cm" svg:x="1.6cm" svg:y="4.3cm">
          <text:p text:style-name="P2">Encyklopedia wiedzy<text:line-break/> przedmiotowej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8.1cm" svg:height="2.4cm" svg:x="11cm" svg:y="4.3cm">
          <text:p text:style-name="P2">Centrum tworzenia <text:line-break/>i przeglądania slajdów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8.5cm" svg:y1="5.45cm" svg:x2="11cm" svg:y2="5.5cm" draw:start-shape="id1" draw:start-glue-point="1" draw:end-shape="id2" draw:end-glue-point="3" svg:d="m8500 5450 2500 50">
          <text:p/>
        </draw:connector>
        <draw:custom-shape draw:style-name="gr2" draw:text-style-name="P2" xml:id="id5" draw:id="id5" draw:layer="layout" svg:width="6.9cm" svg:height="1.6cm" svg:x="1.5cm" svg:y="8.4cm">
          <text:p text:style-name="P2">Zbiór zadań testowych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6.9cm" svg:height="2.3cm" svg:x="1.5cm" svg:y="10.4cm">
          <text:p text:style-name="P2">Zbiór zadań ze wzorem <text:line-break/>i generatorem losowych <text:line-break/>danych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7.7cm" svg:height="5.7cm" svg:x="12.2cm" svg:y="16.4cm">
          <text:p text:style-name="P2">System przeprowadzania<text:line-break/>testów i przyznawania <text:line-break/>punktacji oraz awansu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2" draw:layer="layout" draw:type="line" svg:x1="16.05cm" svg:y1="16.4cm" svg:x2="14.1cm" svg:y2="11.1cm" draw:start-shape="id3" draw:start-glue-point="4" draw:end-shape="id4" draw:end-glue-point="2" svg:d="m16050 16400-1950-5300">
          <text:p/>
        </draw:connector>
        <draw:connector draw:style-name="gr3" draw:text-style-name="P2" draw:layer="layout" draw:type="line" svg:x1="16.05cm" svg:y1="16.4cm" svg:x2="15.05cm" svg:y2="6.7cm" draw:start-shape="id3" draw:start-glue-point="4" draw:end-shape="id2" svg:d="m16050 16400-1000-9700">
          <text:p/>
        </draw:connector>
        <draw:connector draw:style-name="gr3" draw:text-style-name="P2" draw:layer="layout" draw:type="line" svg:x1="8.4cm" svg:y1="9.2cm" svg:x2="11.2cm" svg:y2="10cm" draw:start-shape="id5" draw:start-glue-point="1" draw:end-shape="id4" draw:end-glue-point="3" svg:d="m8400 9200 2800 800">
          <text:p/>
        </draw:connector>
        <draw:connector draw:style-name="gr3" draw:text-style-name="P2" draw:layer="layout" draw:type="line" svg:x1="8.4cm" svg:y1="11.55cm" svg:x2="11.2cm" svg:y2="10cm" draw:start-shape="id6" draw:start-glue-point="1" draw:end-shape="id4" draw:end-glue-point="3" svg:d="m8400 11550 2800-1550">
          <text:p/>
        </draw:connector>
        <draw:custom-shape draw:style-name="gr2" draw:text-style-name="P2" xml:id="id4" draw:id="id4" draw:layer="layout" svg:width="5.8cm" svg:height="2.2cm" svg:x="11.2cm" svg:y="8.9cm">
          <text:p text:style-name="P2">Centrum tworzenia</text:p>
          <text:p text:style-name="P2">testó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6.9cm" svg:height="1.6cm" svg:x="1.5cm" svg:y="13.3cm">
          <text:p text:style-name="P2">Zbiór zadań </text:p>
          <text:p text:style-name="P2">obrazkowych w J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8.4cm" svg:y1="14.1cm" svg:x2="11.2cm" svg:y2="10cm" draw:start-shape="id7" draw:start-glue-point="1" draw:end-shape="id4" draw:end-glue-point="3" svg:d="m8400 14100 2800-4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quare" svg:viewBox="0 0 10 10" svg:d="m0 0h10v10h-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ołaj Sochacki</meta:initial-creator>
    <meta:creation-date>2013-01-24T17:37:30</meta:creation-date>
    <dc:date>2013-01-24T18:54:39</dc:date>
    <dc:creator>Mikołaj Sochacki</dc:creator>
    <meta:editing-duration>PT31M25S</meta:editing-duration>
    <meta:editing-cycles>1</meta:editing-cycles>
    <meta:document-statistic meta:object-count="14"/>
    <meta:generator>LibreOffice/3.5$Linux_x86 LibreOffice_project/350m1$Build-2</meta:generator>
  </office:meta>
</office:document-meta>
</file>